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Droid Sans1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name-asian="Times New Roman" style:font-weight-asian="normal" style:font-name-complex="Times New Roman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4"/>
    <style:style style:name="P10" style:family="paragraph" style:parent-style-name="Standard" style:list-style-name="L1">
      <style:paragraph-properties fo:margin-left="0.9846in" fo:margin-right="0in" fo:text-indent="-0.25in" style:auto-text-indent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margin-left="0.9846in" fo:margin-right="0in" fo:text-indent="-0.25in" style:auto-text-indent="false"/>
      <style:text-properties fo:font-weight="normal" style:font-weight-asian="normal" style:font-weight-complex="normal"/>
    </style:style>
    <style:style style:name="P12" style:family="paragraph" style:parent-style-name="Standard" style:list-style-name="L3">
      <style:paragraph-properties fo:margin-left="0.9846in" fo:margin-right="0in" fo:text-indent="-0.25in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4">
      <style:paragraph-properties fo:margin-left="0.9846in" fo:margin-right="0in" fo:text-indent="-0.25in" style:auto-text-indent="false"/>
    </style:style>
    <style:style style:name="P14" style:family="paragraph" style:parent-style-name="Text_20_body">
      <style:paragraph-properties fo:margin-top="0.1665in" fo:margin-bottom="0.0835in"/>
      <style:text-properties fo:font-style="normal" style:font-style-asian="normal" style:font-style-complex="normal"/>
    </style:style>
    <style:style style:name="P15" style:family="paragraph" style:parent-style-name="Heading_20_2" style:master-page-name="Standard">
      <style:paragraph-properties fo:margin-top="0.1665in" fo:margin-bottom="0.0835in" style:page-number="auto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Introduction to HPC2N and Kebnekaise, 2017-02-21</text:h>
      <text:p text:style-name="P14">Room: MA136</text:p>
      <text:p text:style-name="Standard"/>
      <text:p text:style-name="Heading_20_3">Schedule</text:p>
      <text:p text:style-name="P1"/>
      <text:p text:style-name="P2">09:00 </text:p>
      <text:list xml:id="list1083629647" text:style-name="L1">
        <text:list-item>
          <text:p text:style-name="P5">Introduction to Linux for beginners</text:p>
        </text:list-item>
      </text:list>
      <text:p text:style-name="P2">10:45 COFFEE BREAK</text:p>
      <text:p text:style-name="P2">11:00</text:p>
      <text:list xml:id="list1940561532" text:continue-numbering="true" text:style-name="L1">
        <text:list-item>
          <text:p text:style-name="P5">Short presentation of HPC2N</text:p>
        </text:list-item>
        <text:list-item>
          <text:p text:style-name="P5">HPC – What is that?</text:p>
        </text:list-item>
        <text:list-item>
          <text:p text:style-name="P7"><text:span text:style-name="T2">HPC2N – Abisko and </text:span><text:span text:style-name="T1">Kebnekaise</text:span></text:p>
        </text:list-item>
        <text:list-item>
          <text:p text:style-name="P5">HPC Programming models</text:p>
        </text:list-item>
        <text:list-item>
          <text:p text:style-name="P10">OpenMP, OpenAcc, CUDA</text:p>
        </text:list-item>
      </text:list>
      <text:p text:style-name="P3"><text:s text:c="10"/></text:p>
      <text:p text:style-name="P2">12:00 LUNCH </text:p>
      <text:p text:style-name="P2"/>
      <text:p text:style-name="P2">13:00 <text:s/></text:p>
      <text:list xml:id="list1581887675" text:style-name="L2">
        <text:list-item>
          <text:p text:style-name="P8"><text:span text:style-name="T2">Abisko and </text:span><text:span text:style-name="T1">Kebnekaise</text:span><text:span text:style-name="T2"> – How to use</text:span></text:p>
        </text:list-item>
        <text:list-item>
          <text:p text:style-name="P11">The Module System</text:p>
        </text:list-item>
        <text:list-item>
          <text:p text:style-name="P11">File Systems</text:p>
        </text:list-item>
        <text:list-item>
          <text:p text:style-name="P11">Compiler Toolchains</text:p>
        </text:list-item>
        <text:list-item>
          <text:p text:style-name="P11">The Batch System (SLURM)</text:p>
        </text:list-item>
      </text:list>
      <text:p text:style-name="P2"/>
      <text:p text:style-name="P2">14:00 </text:p>
      <text:list xml:id="list939458417" text:style-name="L3">
        <text:list-item>
          <text:p text:style-name="P6">Compiling/linking with libraries</text:p>
        </text:list-item>
        <text:list-item>
          <text:p text:style-name="P12">Examples</text:p>
        </text:list-item>
      </text:list>
      <text:p text:style-name="P2"/>
      <text:p text:style-name="P2">14:30 COFFEE BREAK</text:p>
      <text:p text:style-name="P2"/>
      <text:p text:style-name="P2">14:45 </text:p>
      <text:list xml:id="list223417486" text:style-name="L4">
        <text:list-item>
          <text:p text:style-name="P9"><text:span text:style-name="T2">Simple batch job example (Hands-on/walk-through)</text:span></text:p>
        </text:list-item>
        <text:list-item>
          <text:p text:style-name="P9"><text:span text:style-name="T2">More examples</text:span></text:p>
        </text:list-item>
        <text:list-item>
          <text:p text:style-name="P13"><text:span text:style-name="T2">Slightly more advanced </text:span></text:p>
        </text:list-item>
        <text:list-item>
          <text:p text:style-name="P13"><text:span text:style-name="T2">Software packages (GROMACS)</text:span></text:p>
        </text:list-item>
        <text:list-item>
          <text:p text:style-name="P13"><text:span text:style-name="T2">GPU</text:span></text:p>
        </text:list-item>
      </text:list>
      <text:p text:style-name="P2"/>
      <text:p text:style-name="P2">17:00 TOUR OF THE MACHINE ROOMS / END OF COURS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Droid Sans1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="100%" fo:margin-left="0in" fo:margin-right="0in" fo:margin-top="0in" fo:margin-bottom="0in" fo:text-indent="0in" style:auto-text-indent="false"/>
      <style:text-properties style:font-name="Times New Roman" fo:font-size="14pt" fo:font-weight="bold" style:font-name-asian="Droid Sans1" style:font-size-asian="14pt" style:font-weight-asian="bold" style:font-name-complex="Lohit Hindi2" style:font-size-complex="14pt" style:font-weight-complex="bold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rgitte Brydsoe</meta:initial-creator>
    <meta:creation-date>2016-11-01T15:55:57</meta:creation-date>
    <dc:creator>Birgitte Brydsoe</dc:creator>
    <dc:date>2017-02-20T11:00:23</dc:date>
    <meta:editing-cycles>5</meta:editing-cycles>
    <meta:editing-duration>PT18H9M29S</meta:editing-duration>
    <meta:generator>LibreOffice/3.5$Linux_X86_64 LibreOffice_project/350m1$Build-2</meta:generator>
    <meta:document-statistic meta:table-count="0" meta:image-count="0" meta:object-count="0" meta:page-count="1" meta:paragraph-count="31" meta:word-count="111" meta:character-count="633" meta:non-whitespace-character-count="553"/>
    <meta:user-defined meta:name="Info 1"/>
    <meta:user-defined meta:name="Info 2"/>
    <meta:user-defined meta:name="Info 3"/>
    <meta:user-defined meta:name="Info 4"/>
  </office:meta>
</office:document-meta>
</file>